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8" style:family="paragraph" style:parent-style-name="Standard" style:master-page-name="Standard">
      <style:paragraph-properties fo:orphans="0" fo:widows="0" style:page-number="1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color="#ff0000" fo:background-color="#ffffff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3549568" text:id="ct33549568">
          <text:insertion>
            <office:change-info>
              <dc:creator>RTheren</dc:creator>
              <dc:date>2019-11-12T16:28:55</dc:date>
            </office:change-info>
          </text:insertion>
        </text:changed-region>
        <text:changed-region xml:id="ct33635280" text:id="ct33635280">
          <text:insertion>
            <office:change-info>
              <dc:creator>RTheren</dc:creator>
              <dc:date>2019-11-12T20:02:28</dc:date>
            </office:change-info>
          </text:insertion>
        </text:changed-region>
        <text:changed-region xml:id="ct34148688" text:id="ct34148688">
          <text:insertion>
            <office:change-info>
              <dc:creator>RTheren</dc:creator>
              <dc:date>2019-11-12T20:39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LWDW <text:s/>- </text:span><text:span text:style-name="T2">????????? <text:s text:c="2"/></text:span></text:p>
      <text:p text:style-name="P1"><text:span text:style-name="T8">Colour key - </text:span><text:span text:style-name="T9">Venn</text:span><text:span text:style-name="T8"> </text:span><text:span text:style-name="T12">Pedro </text:span><text:span text:style-name="T3">Jill</text:span></text:p>
      <text:p text:style-name="P2"/>
      <text:p text:style-name="P1"><text:span text:style-name="T8">The Jill</text:span></text:p>
      <text:p text:style-name="P1"><text:a xlink:type="simple" xlink:href="https://meet.jit.si/jordan9000#config.disableAP=true&amp;config.disableAEC=true&amp;config.disableAGC=true" text:style-name="ListLabel_20_109" text:visited-style-name="ListLabel_20_109"><text:span text:style-name="T15">https://meet.jit.si/jordan9000#config.disableAP=true&amp;config.disableAEC=true&amp;config.disableAGC=true</text:span></text:a></text:p>
      <text:p text:style-name="P4"/>
      <text:p text:style-name="P1"><text:span text:style-name="T8">The Pedro </text:span></text:p>
      <text:p text:style-name="P1"><text:a xlink:type="simple" xlink:href="https://meet.jit.si/pedro9000#config.disableAP=true&amp;config.disableAEC=true&amp;config.disableAGC=true" text:style-name="ListLabel_20_109" text:visited-style-name="ListLabel_20_109"><text:span text:style-name="T15">https://meet.jit.si/pedro9000#config.disableAP=true&amp;config.disableAEC=true&amp;config.disableAGC=true</text:span></text:a></text:p>
      <text:p text:style-name="P2"/>
      <text:p text:style-name="P1"><text:span text:style-name="T9">Testing</text:span></text:p>
      <text:p text:style-name="P1"><text:a xlink:type="simple" xlink:href="https://appr.tc/?hd=true&amp;audio=echoCancellation=false&amp;arc=opus/48000&amp;tt=1440" text:style-name="ListLabel_20_109" text:visited-style-name="ListLabel_20_109"><text:span text:style-name="T15">https://appr.tc/?hd=true&amp;audio=echoCancellation=false&amp;arc=opus/48000&amp;tt=1440</text:span></text:a></text:p>
      <text:p text:style-name="P1"><text:span text:style-name="T3">0666666</text:span></text:p>
      <text:p text:style-name="P2"/>
      <text:p text:style-name="P1"><text:a xlink:type="simple" xlink:href="https://appr.tc/r/0666666?tt=1440&amp;audio=echoCancellation=false&amp;arc=opus/48000&amp;hd=true" text:style-name="ListLabel_20_109" text:visited-style-name="ListLabel_20_109"><text:span text:style-name="T15">https://appr.tc/r/0666666?tt=1440&amp;audio=echoCancellation=false&amp;arc=opus/48000&amp;hd=true</text:span></text:a></text:p>
      <text:p text:style-name="P2"/>
      <text:p text:style-name="P1"><text:span text:style-name="T3">^^^^^^^^</text:span></text:p>
      <text:p text:style-name="P1"><draw:rect text:anchor-type="as-char" style:rel-width="100%" draw:z-index="0" draw:style-name="gr1" draw:text-style-name="P19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<text:soft-page-break/>Feedback</text:p>
      <text:p text:style-name="Standard"><draw:rect text:anchor-type="as-char" style:rel-width="100%" draw:z-index="1" draw:style-name="gr1" draw:text-style-name="P19" svg:width="0.0012in" svg:height="0.0213in"><text:p/></draw:rect></text:p>
      <text:p text:style-name="P1"><text:span text:style-name="T4">Patreons:</text:span><text:span text:style-name="T17"> Post story suggestions </text:span><text:span text:style-name="T18">HAR</text:span><text:span text:style-name="T19">!</text:span></text:p>
      <text:p text:style-name="P1"/>
      <text:p text:style-name="P1"><text:span text:style-name="T8">1.</text:span><text:change-start text:change-id="ct33549568"/><text:span text:style-name="T8">South-Indian newspaper went full Stallman (RTheren)<text:line-break/><text:tab/></text:span>https://poddery.com/posts/4691002<text:change-end text:change-id="ct33549568"/></text:p>
      <text:p text:style-name="P1"><text:span text:style-name="T8">2.</text:span><text:change-start text:change-id="ct33635280"/><text:span text:style-name="T8"> Attacks on TPM (RTheren):<text:line-break/><text:tab/>http://tpm.fail/ </text:span><text:change-end text:change-id="ct33635280"/></text:p>
      <text:p text:style-name="P1"><text:span text:style-name="T8">3.</text:span><text:change-start text:change-id="ct34148688"/><text:span text:style-name="T8"> Another Intel vulnerability (RTheren):<text:line-break/>https://news.softpedia.com/news/red-hat-responds-to-zombieload-v2-security-vulnerabilities-affecting-intel-cpus-528146.shtml</text:span><text:change-end text:change-id="ct34148688"/></text:p>
      <text:p text:style-name="P1"><text:span text:style-name="T8">4.</text:span></text:p>
      <text:p text:style-name="P1"><text:span text:style-name="T8">5.</text:span></text:p>
      <text:p text:style-name="P1"><draw:rect text:anchor-type="as-char" style:rel-width="100%" draw:z-index="2" draw:style-name="gr1" draw:text-style-name="P19" svg:width="0.0012in" svg:height="0.0213in"><text:p/></draw:rect></text:p>
      <text:p text:style-name="P1"><text:span text:style-name="T8">What we’re up to :</text:span></text:p>
      <text:p text:style-name="P1"><text:span text:style-name="T8">V - Quick RB3011UiAS-RM review. Car analogy incoming. </text:span></text:p>
      <text:p text:style-name="P1"><text:span text:style-name="T8">J - Last week I said I had something cool in the world of Linux was happening this week. <text:s/>So yesterday morning my chat with Brent Gervais on “Brunch with Brent” at Jupiter Broadcasting was released! <text:s/>I talked about my animation career, LinuxChix LA, SCaLE and the wonderful Linux community and much more! <text:s/>Take a listen. <text:s/>Thank you Brent!!!!</text:span></text:p>
      <text:p text:style-name="P1"><text:span text:style-name="T8">P - </text:span></text:p>
      <text:p text:style-name="Standard"><draw:rect text:anchor-type="as-char" style:rel-width="100%" draw:z-index="3" draw:style-name="gr1" draw:text-style-name="P19" svg:width="0.0012in" svg:height="0.0213in"><text:p/></draw:rect></text:p>
      <text:p text:style-name="Standard">News</text:p>
      <text:p text:style-name="Standard"/>
      <text:p text:style-name="Standard"><text:span text:style-name="T3">Live kernel patching RH8.1</text:span></text:p>
      <text:p text:style-name="Standard"><text:a xlink:type="simple" xlink:href="https://www.zdnet.com/article/red-hat-enterprise-linux-8-1-adds-live-linux-kernel-patching/" text:style-name="ListLabel_20_110" text:visited-style-name="ListLabel_20_110"><text:span text:style-name="T16">https://www.zdnet.com/article/red-hat-enterprise-linux-8-1-adds-live-linux-kernel-patching/</text:span></text:a></text:p>
      <text:list xml:id="list3465607849" text:style-name="WWNum6">
        <text:list-item>
          <text:p text:style-name="P5"><text:span text:style-name="T5">Live Linux kernel patching comes to the Red Hat Enterprise Linux 8.1!</text:span></text:p>
        </text:list-item>
        <text:list-item>
          <text:p text:style-name="P5"><text:span text:style-name="T5">Lots of people have been waiting for this in RHEL, like that of SUSE and Ubuntu.</text:span></text:p>
        </text:list-item>
        <text:list-item>
          <text:p text:style-name="P5"><text:soft-page-break/><text:span text:style-name="T5">Being able to update a machines Linux kernel while it is live is a much needed feature.</text:span></text:p>
        </text:list-item>
        <text:list-item>
          <text:p text:style-name="P5"><text:span text:style-name="T5">This both saves on downtime of systems and can save businesses lots of money.</text:span></text:p>
        </text:list-item>
        <text:list-item>
          <text:p text:style-name="P5"><text:span text:style-name="T13">Considering production is Red Hat’s shtick, this is a very welcome addition.</text:span></text:p>
        </text:list-item>
      </text:list>
      <text:p text:style-name="Standard"/>
      <text:p text:style-name="Standard"><text:span text:style-name="T10">CentOS Desktop</text:span></text:p>
      <text:p text:style-name="Standard"><text:a xlink:type="simple" xlink:href="https://www.dedoimedo.com/computers/centos-8-perfect-desktop.html" text:style-name="ListLabel_20_110" text:visited-style-name="ListLabel_20_110"><text:span text:style-name="T16">https://www.dedoimedo.com/computers/centos-8-perfect-desktop.html</text:span></text:a></text:p>
      <text:list xml:id="list3552805105" text:style-name="WWNum8">
        <text:list-item>
          <text:p text:style-name="P6"><text:span text:style-name="T10">Allow me to go ahead and say it, don’t use CentOS as a desktop unless you are being forced to. , </text:span></text:p>
        </text:list-item>
        <text:list-item>
          <text:p text:style-name="P6"><text:span text:style-name="T10">There is no advantage to be had, zero. </text:span></text:p>
        </text:list-item>
        <text:list-item>
          <text:p text:style-name="P6"><text:span text:style-name="T10">That said, this will get you up and running with some of the basics.</text:span></text:p>
        </text:list-item>
        <text:list-item>
          <text:p text:style-name="P6"><text:span text:style-name="T5">This is a great guide for getting started using a desktop on CentOS 8, especially for all those animators using Maya, Modo, Blender, Renderman etc.</text:span></text:p>
        </text:list-item>
        <text:list-item>
          <text:p text:style-name="P6"><text:span text:style-name="T5">And yes, now that Blender 2.80 is officially supported on RHEL and CentOS 8, it makes it a lot easier to install.</text:span></text:p>
        </text:list-item>
        <text:list-item>
          <text:p text:style-name="P6"><text:span text:style-name="T5">I usually use the lighter weight window managers on Cent for memory efficiency using animation apps.</text:span></text:p>
        </text:list-item>
        <text:list-item>
          <text:p text:style-name="P6"><text:span text:style-name="T13">If you want something which makes Debian Stale look positively up-to-date, Cent is where you want to go.</text:span></text:p>
        </text:list-item>
        <text:list-item>
          <text:p text:style-name="P6"><text:span text:style-name="T13">I do see the appeal in having a super LTS in the RPM world, but this is probably only for specific use desktops/workstations.</text:span></text:p>
        </text:list-item>
      </text:list>
      <text:p text:style-name="Standard"/>
      <text:p text:style-name="Standard"><text:span text:style-name="T12">Trident Linux (RTheren)</text:span></text:p>
      <text:p text:style-name="Standard"><text:a xlink:type="simple" xlink:href="https://project-trident.org/post/void-alpha-available/" text:style-name="ListLabel_20_110" text:visited-style-name="ListLabel_20_110"><text:span text:style-name="T16">https://project-trident.org/post/void-alpha-available/</text:span></text:a></text:p>
      <text:list xml:id="list3143084103" text:style-name="WWNum4">
        <text:list-item>
          <text:p text:style-name="P7"><text:span text:style-name="T13">Project Trident, of BSD distro fame, is moving to Linux</text:span></text:p>
        </text:list-item>
        <text:list-item>
          <text:p text:style-name="P7"><text:span text:style-name="T13">Void Linux to be precise.</text:span></text:p>
        </text:list-item>
        <text:list-item>
          <text:p text:style-name="P7"><text:span text:style-name="T13">This early version is just their own spin of Void, no Trident bits have made its way there yet</text:span></text:p>
        </text:list-item>
        <text:list-item>
          <text:p text:style-name="P7"><text:span text:style-name="T13">Later versions will see the same type of OS that they had in BSD land.</text:span></text:p>
        </text:list-item>
        <text:list-item>
          <text:p text:style-name="P7"><text:soft-page-break/><text:span text:style-name="T13">Trident is based on TrueOS, which is a rolling FreeBSD distro.</text:span></text:p>
        </text:list-item>
        <text:list-item>
          <text:p text:style-name="P7"><text:span text:style-name="T13">If TrueOS is Debian, Trident is trying to be its Ubuntu.</text:span></text:p>
        </text:list-item>
      </text:list>
      <text:p text:style-name="Standard"/>
      <text:p text:style-name="Standard"><text:span text:style-name="T12">Open source smart home </text:span></text:p>
      <text:p text:style-name="Standard"><text:a xlink:type="simple" xlink:href="https://www.candlesmarthome.com/" text:style-name="ListLabel_20_110" text:visited-style-name="ListLabel_20_110"><text:span text:style-name="T16">https://www.candlesmarthome.com/</text:span></text:a></text:p>
      <text:list xml:id="list1321535513" text:style-name="WWNum2">
        <text:list-item>
          <text:p text:style-name="P8"><text:span text:style-name="T13">A smart home hub and associated devices specifically focused on privacy.</text:span></text:p>
        </text:list-item>
        <text:list-item>
          <text:p text:style-name="P8"><text:span text:style-name="T13">To the point where they will fuzz your internet connection with garbage and gibberish to skew any possible tracking your ISP may be doing.</text:span></text:p>
        </text:list-item>
        <text:list-item>
          <text:p text:style-name="P8"><text:span text:style-name="T5">This is wonderful! <text:s/>Create a self-hosted smart home with devices that you can make yourself that are beautifully designed.</text:span></text:p>
        </text:list-item>
        <text:list-item>
          <text:p text:style-name="P8"><text:span text:style-name="T10">The thermostat had my interest until I looked at the parts list. </text:span></text:p>
        </text:list-item>
        <text:list-item>
          <text:p text:style-name="P8"><text:span text:style-name="T10">Not something I want to go full-metal DYI on. </text:span></text:p>
        </text:list-item>
        <text:list-item>
          <text:p text:style-name="P8"><text:span text:style-name="T10">Going to stick with my Nest for the time being. </text:span></text:p>
        </text:list-item>
      </text:list>
      <text:p text:style-name="Standard"/>
      <text:p text:style-name="Standard"><text:span text:style-name="T12">ChromeOS 78</text:span></text:p>
      <text:p text:style-name="Standard"><text:a xlink:type="simple" xlink:href="https://9to5google.com/2019/11/06/chrome-os-78-stable/" text:style-name="ListLabel_20_110" text:visited-style-name="ListLabel_20_110"><text:span text:style-name="T16">https://9to5google.com/2019/11/06/chrome-os-78-stable/</text:span></text:a></text:p>
      <text:list xml:id="list1476820066" text:style-name="WWNum11">
        <text:list-item>
          <text:p text:style-name="P9"><text:span text:style-name="T13">Virtual desktops</text:span></text:p>
        </text:list-item>
        <text:list-item>
          <text:p text:style-name="P9"><text:span text:style-name="T13">Separate OS and browser settings, further distancing the “Browser as an OS“ view.</text:span></text:p>
        </text:list-item>
        <text:list-item>
          <text:p text:style-name="P9"><text:span text:style-name="T13">Keep an eye on your Chromebooks in the coming weeks to see when this drops.</text:span></text:p>
        </text:list-item>
        <text:list-item>
          <text:p text:style-name="P9"><text:span text:style-name="T5">Backups of Linux apps and files can now be saved to local storage, external drive, or Google Drive. That copy can then be restored when setting up a new computer.</text:span></text:p>
        </text:list-item>
        <text:list-item>
          <text:p text:style-name="P9"><text:span text:style-name="T5">Crostini GPU support is now enabled by default making your experience a lot more clean and zippy.</text:span></text:p>
        </text:list-item>
      </text:list>
      <text:p text:style-name="Standard"/>
      <text:p text:style-name="Standard"><text:span text:style-name="T12">Distributed stalking</text:span></text:p>
      <text:p text:style-name="Standard"><text:soft-page-break/><text:a xlink:type="simple" xlink:href="https://fraidyc.at/" text:style-name="ListLabel_20_110" text:visited-style-name="ListLabel_20_110"><text:span text:style-name="T16">https://fraidyc.at/</text:span></text:a></text:p>
      <text:list xml:id="list1679932094" text:style-name="WWNum5">
        <text:list-item>
          <text:p text:style-name="P10"><text:span text:style-name="T10">I get the intended use for this project but, yeah. </text:span></text:p>
        </text:list-item>
        <text:list-item>
          <text:p text:style-name="P10"><text:span text:style-name="T13">If you want to lurk on a bunch of people’s/companies feeds in different social networks, it could be very nice.</text:span></text:p>
        </text:list-item>
        <text:list-item>
          <text:p text:style-name="P10"><text:span text:style-name="T13">It makes it so you specifically don’t have to login to all the different services.</text:span></text:p>
        </text:list-item>
        <text:list-item>
          <text:p text:style-name="P10"><text:span text:style-name="T5">Like Pedro said, it is nice not to have to login to follow feeds.</text:span></text:p>
        </text:list-item>
        <text:list-item>
          <text:p text:style-name="P10"><text:span text:style-name="T5">Honestly, I like having a unified notification area in my browser that doesn’t pop up whenever there is a new post and I can check when I want to.</text:span></text:p>
        </text:list-item>
        <text:list-item>
          <text:p text:style-name="P10"><text:span text:style-name="T5">I always have browser notifications pop ups turned off because they are annoying.</text:span></text:p>
        </text:list-item>
        <text:list-item>
          <text:p text:style-name="P10"><text:span text:style-name="T5">I have been using the Fraidycat plugin to follow YouTube and Twitter streams and am enjoying it quite a bit.</text:span></text:p>
        </text:list-item>
        <text:list-item>
          <text:p text:style-name="P10"><text:span text:style-name="T5">Also, kudos on the art design, layout and colors of the website. <text:s/>Very nice!</text:span></text:p>
        </text:list-item>
      </text:list>
      <text:p text:style-name="Standard"/>
      <text:p text:style-name="Standard"><text:span text:style-name="T10">NPM fund</text:span></text:p>
      <text:p text:style-name="Standard"><text:a xlink:type="simple" xlink:href="https://www.theregister.co.uk/2019/11/06/npm_fund/" text:style-name="ListLabel_20_110" text:visited-style-name="ListLabel_20_110"><text:span text:style-name="T16">https://www.theregister.co.uk/2019/11/06/npm_fund/</text:span></text:a></text:p>
      <text:list xml:id="list262195118" text:style-name="WWNum10">
        <text:list-item>
          <text:p text:style-name="P11"><text:span text:style-name="T10">This is a better solution vs nothing or having ads spammed in the console. </text:span></text:p>
          <text:list>
            <text:list-item>
              <text:p text:style-name="P17"><text:span text:style-name="T12">^ <text:s text:c="52"/>^^^^^^^</text:span></text:p>
            </text:list-item>
          </text:list>
        </text:list-item>
        <text:list-item>
          <text:p text:style-name="P11"><text:span text:style-name="T5">The opt-in approach is always better, and gets rid of visually annoying ads.</text:span></text:p>
        </text:list-item>
      </text:list>
      <text:p text:style-name="P3"/>
      <text:p text:style-name="Standard"><text:span text:style-name="T3">Simple MAC KVM</text:span></text:p>
      <text:p text:style-name="Standard"><text:a xlink:type="simple" xlink:href="https://github.com/foxlet/macOS-Simple-KVM" text:style-name="ListLabel_20_110" text:visited-style-name="ListLabel_20_110"><text:span text:style-name="T16">https://github.com/foxlet/macOS-Simple-KVM</text:span></text:a></text:p>
      <text:list xml:id="list3635673192" text:style-name="WWNum7">
        <text:list-item>
          <text:p text:style-name="P12"><text:span text:style-name="T5">Getting macOS to work in a virtual machine with KVM acceleration can be a tricky and tedious process, until the macOS virtual machine in QEMU came along!</text:span></text:p>
        </text:list-item>
        <text:list-item>
          <text:p text:style-name="P12"><text:span text:style-name="T5">With a little QEMU know how and setting up a partition and configuration you can get macOS running quickly by running two macOS Simple KVM scripts.</text:span></text:p>
        </text:list-item>
        <text:list-item>
          <text:p text:style-name="P12"><text:span text:style-name="T13">You can also use it with the Virt Manager GUI.</text:span></text:p>
        </text:list-item>
      </text:list>
      <text:p text:style-name="Standard"><text:soft-page-break/></text:p>
      <text:p text:style-name="Standard"><text:span text:style-name="T3">Shortwave radio</text:span></text:p>
      <text:p text:style-name="Standard"><text:a xlink:type="simple" xlink:href="https://blogs.gnome.org/haeckerfelix/2019/11/10/first-shortwave-beta/" text:style-name="ListLabel_20_110" text:visited-style-name="ListLabel_20_110"><text:span text:style-name="T16">https://blogs.gnome.org/haeckerfelix/2019/11/10/first-shortwave-beta/</text:span></text:a></text:p>
      <text:list xml:id="list1053076195" text:style-name="WWNum1">
        <text:list-item>
          <text:p text:style-name="P13"><text:span text:style-name="T5">I have always enjoyed having a dedicated radio player app, and Shortwave, which is in its first public beta, and the successor to Gradio is one of the best!</text:span></text:p>
        </text:list-item>
        <text:list-item>
          <text:p text:style-name="P13"><text:span text:style-name="T5">Shortwave's killer feature, and one I have always wanted is the ability to easily save individual songs, including its metadata, for listening later.</text:span></text:p>
        </text:list-item>
        <text:list-item>
          <text:p text:style-name="P13"><text:span text:style-name="T5">In fact, when you listen to a radio stream it is automatically recorded in the background, so you can save songs afterwards.</text:span></text:p>
        </text:list-item>
        <text:list-item>
          <text:p text:style-name="P13"><text:span text:style-name="T5">This beats all the years of recording radio streams in XMMS and Audacious, and then spending lots of time splitting up the songs and naming them.</text:span></text:p>
        </text:list-item>
        <text:list-item>
          <text:p text:style-name="P13"><text:span text:style-name="T5">Shortwave includes all the important Gradio features, and all of your data can be transferred from Gradio.</text:span></text:p>
        </text:list-item>
      </text:list>
      <text:p text:style-name="Standard"/>
      <text:p text:style-name="Standard"><text:span text:style-name="T3">MS Defender</text:span> </text:p>
      <text:p text:style-name="Standard"><text:a xlink:type="simple" xlink:href="https://www.zdnet.com/article/microsoft-defender-atp-is-coming-to-linux-in-2020/" text:style-name="ListLabel_20_110" text:visited-style-name="ListLabel_20_110"><text:span text:style-name="T16">https://www.zdnet.com/article/microsoft-defender-atp-is-coming-to-linux-in-2020/</text:span></text:a></text:p>
      <text:list xml:id="list4064052918" text:style-name="WWNum3">
        <text:list-item>
          <text:p text:style-name="P14"><text:span text:style-name="T5">Last week we talked about Microsoft Edge coming to Linux, and now Microsoft Defender Advanced Threat Protection antivirus is coming to Linux next year.</text:span></text:p>
        </text:list-item>
        <text:list-item>
          <text:p text:style-name="P14"><text:span text:style-name="T5">This was also announced at the Microsoft Ignite 2019 conference in Orlando</text:span></text:p>
        </text:list-item>
        <text:list-item>
          <text:p text:style-name="P14"><text:span text:style-name="T5">Actually, Microsoft Defender is one of the better antivirus packages for Windows and Mac, so this makes sense from a business point of view to protect their Azure cloud infrastructure.</text:span></text:p>
        </text:list-item>
        <text:list-item>
          <text:p text:style-name="P14"><text:span text:style-name="T5">Microsoft having to create a container to protect Office 365 from viruses is both brilliant and pathetic!</text:span></text:p>
        </text:list-item>
        <text:list-item>
          <text:p text:style-name="P14"><text:span text:style-name="T10">Something like this is needed since most shops run a mixed environment. </text:span></text:p>
        </text:list-item>
        <text:list-item>
          <text:p text:style-name="P14"><text:span text:style-name="T13">Last thing Linux needs is stories like those of Macbooks being used as Zombie servers to infect all Windows hosts that come in proximity.</text:span></text:p>
        </text:list-item>
      </text:list>
      <text:p text:style-name="Standard"><draw:rect text:anchor-type="as-char" style:rel-width="100%" draw:z-index="4" draw:style-name="gr1" draw:text-style-name="P19" svg:width="0.0012in" svg:height="0.0213in"><text:p/></draw:rect></text:p>
      <text:p text:style-name="Standard">Plugs</text:p>
      <text:p text:style-name="Standard"/>
      <text:p text:style-name="Standard"><draw:rect text:anchor-type="as-char" style:rel-width="100%" draw:z-index="5" draw:style-name="gr1" draw:text-style-name="P19" svg:width="0.0012in" svg:height="0.0213in"><text:p/></draw:rect></text:p>
      <text:p text:style-name="Standard"><text:soft-page-break/>Slice of Pi</text:p>
      <text:p text:style-name="Standard"/>
      <text:p text:style-name="Standard"><text:span text:style-name="T10">Ceiling Pi is watching you </text:span></text:p>
      <text:p text:style-name="Standard"><text:a xlink:type="simple" xlink:href="https://www.iotforall.com/raspberry-pi-thermal-camera/" text:style-name="ListLabel_20_110" text:visited-style-name="ListLabel_20_110"><text:span text:style-name="T16">https://www.iotforall.com/raspberry-pi-thermal-camera/</text:span></text:a></text:p>
      <text:list xml:id="list468420788" text:style-name="WWNum9">
        <text:list-item>
          <text:p text:style-name="P15"><text:span text:style-name="T13">I do like the detail of the sheer amount of heat coming out of the Pi CPU causing a bit of interference.</text:span></text:p>
        </text:list-item>
      </text:list>
      <text:p text:style-name="Standard"><draw:rect text:anchor-type="as-char" style:rel-width="100%" draw:z-index="6" draw:style-name="gr1" draw:text-style-name="P19" svg:width="0.0012in" svg:height="0.0213in"><text:p/></draw:rect></text:p>
      <text:p text:style-name="Standard">Feedback</text:p>
      <text:p text:style-name="Standard"/>
      <text:p text:style-name="Standard">Miyo</text:p>
      <text:p text:style-name="Standard"><text:a xlink:type="simple" xlink:href="https://linuxgamecast.com/bradley/?kUj87Cv" text:style-name="ListLabel_20_110" text:visited-style-name="ListLabel_20_110"><text:span text:style-name="T16">https://linuxgamecast.com/bradley/?kUj87Cv</text:span></text:a></text:p>
      <text:list xml:id="list3180205896" text:style-name="WWNum12">
        <text:list-item>
          <text:p text:style-name="P16"><text:span text:style-name="T13">Yeah, I stand by that until there’s an option to just pick a sane, automatic, partition layout.</text:span></text:p>
        </text:list-item>
        <text:list-item>
          <text:p text:style-name="P16"><text:span text:style-name="T13">Though that probably does defeat the purpose of “making it your own” somewhat.</text:span></text:p>
        </text:list-item>
        <text:list-item>
          <text:p text:style-name="P16"><text:span text:style-name="T5">Thank you again to the developer of MiyoLinux</text:span><text:span text:style-name="T7">, or the “make it your own linux” lightweight Devuan distro we talked about in March!</text:span></text:p>
        </text:list-item>
        <text:list-item>
          <text:p text:style-name="P16"><text:span text:style-name="T7">Still have it running on one of my laptops :-D <text:s/>In fact, it’s the one I used yesterday to do show note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 fo:font-weight="bold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0" style:display-name="ListLabel 11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0" meta:word-count="1245" meta:character-count="7818" meta:non-whitespace-character-count="6665"/>
    <meta:generator>LibreOfficeDev/6.0.5.2$Linux_X86_64 LibreOffice_project/</meta:generator>
  </office:meta>
</office:document-meta>
</file>